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9000000331BAB083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SFRM1000" svg:font-family="SFRM1000" style:font-family-generic="roman" style:font-pitch="variable"/>
    <style:font-face style:name="SFTI1000" svg:font-family="SFTI1000"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8.991cm" table:align="left"/>
    </style:style>
    <style:style style:name="Tableau2.A" style:family="table-column">
      <style:table-column-properties style:column-width="1.76cm"/>
    </style:style>
    <style:style style:name="Tableau2.B" style:family="table-column">
      <style:table-column-properties style:column-width="0.926cm"/>
    </style:style>
    <style:style style:name="Tableau2.C" style:family="table-column">
      <style:table-column-properties style:column-width="1.967cm"/>
    </style:style>
    <style:style style:name="Tableau2.D" style:family="table-column">
      <style:table-column-properties style:column-width="4.337cm"/>
    </style:style>
    <style:style style:name="Tableau2.A1" style:family="table-cell">
      <style:table-cell-properties style:vertical-align="middle" fo:padding="0.079cm" fo:border="none"/>
    </style:style>
    <style:style style:name="Tableau1" style:family="table">
      <style:table-properties style:width="9.105cm" table:align="left"/>
    </style:style>
    <style:style style:name="Tableau1.A" style:family="table-column">
      <style:table-column-properties style:column-width="1.549cm"/>
    </style:style>
    <style:style style:name="Tableau1.B" style:family="table-column">
      <style:table-column-properties style:column-width="0.688cm"/>
    </style:style>
    <style:style style:name="Tableau1.C" style:family="table-column">
      <style:table-column-properties style:column-width="2.81cm"/>
    </style:style>
    <style:style style:name="Tableau1.D" style:family="table-column">
      <style:table-column-properties style:column-width="4.059cm"/>
    </style:style>
    <style:style style:name="Tableau1.A1" style:family="table-cell">
      <style:table-cell-properties style:vertical-align="middle" fo:padding="0.079cm" fo:border="none"/>
    </style:style>
    <style:style style:name="P1" style:family="paragraph" style:parent-style-name="Standard">
      <style:paragraph-properties fo:line-height="115%" fo:text-align="justify" style:justify-single-word="false"/>
      <style:text-properties style:font-name="Arial" fo:font-size="12pt" officeooo:rsid="000f25a3" officeooo:paragraph-rsid="000f25a3" style:font-size-asian="12pt" style:font-size-complex="12pt"/>
    </style:style>
    <style:style style:name="P2" style:family="paragraph" style:parent-style-name="Standard">
      <style:paragraph-properties fo:line-height="115%" fo:text-align="justify" style:justify-single-word="false"/>
      <style:text-properties style:font-name="Arial" fo:font-size="12pt" officeooo:rsid="000f25a3" officeooo:paragraph-rsid="0010a7c9" style:font-size-asian="12pt" style:font-size-complex="12pt"/>
    </style:style>
    <style:style style:name="P3" style:family="paragraph" style:parent-style-name="Text_20_body">
      <style:paragraph-properties fo:line-height="115%" fo:text-align="justify" style:justify-single-word="false"/>
      <style:text-properties fo:font-variant="normal" fo:text-transform="none" fo:color="#000000" style:font-name="Arial" fo:font-size="12pt" fo:letter-spacing="normal" fo:font-style="normal" fo:font-weight="normal" officeooo:rsid="000f25a3" officeooo:paragraph-rsid="000f25a3" style:font-size-asian="12pt" style:font-size-complex="12pt"/>
    </style:style>
    <style:style style:name="P4" style:family="paragraph" style:parent-style-name="Text_20_body">
      <style:paragraph-properties fo:line-height="115%" fo:text-align="justify" style:justify-single-word="false"/>
      <style:text-properties style:font-name="Arial" fo:font-size="12pt" style:font-size-asian="12pt" style:font-size-complex="12pt"/>
    </style:style>
    <style:style style:name="P5" style:family="paragraph" style:parent-style-name="Text_20_body">
      <style:paragraph-properties fo:margin-left="0cm" fo:margin-right="0cm" fo:line-height="115%" fo:text-align="justify" style:justify-single-word="false" fo:widows="1" fo:text-indent="0cm" style:auto-text-indent="false" style:writing-mode="lr-tb"/>
      <style:text-properties fo:font-variant="normal" fo:text-transform="none" fo:color="#000000" style:font-name="Arial" fo:font-size="12pt" fo:letter-spacing="normal" fo:font-style="normal" fo:font-weight="normal" style:font-size-asian="12pt" style:font-size-complex="12pt"/>
    </style:style>
    <style:style style:name="P6" style:family="paragraph" style:parent-style-name="Table_20_Contents">
      <style:paragraph-properties fo:text-align="end" style:justify-single-word="false"/>
      <style:text-properties fo:font-style="italic" fo:font-weight="bold"/>
    </style:style>
    <style:style style:name="P7" style:family="paragraph" style:parent-style-name="Table_20_Contents">
      <style:paragraph-properties fo:text-align="start" style:justify-single-word="false"/>
      <style:text-properties fo:font-style="italic"/>
    </style:style>
    <style:style style:name="P8" style:family="paragraph" style:parent-style-name="Table_20_Contents">
      <style:paragraph-properties fo:text-align="start" style:justify-single-word="false"/>
    </style:style>
    <style:style style:name="P9" style:family="paragraph" style:parent-style-name="Standard" style:list-style-name="L2">
      <style:paragraph-properties fo:line-height="115%" fo:text-align="justify" style:justify-single-word="false"/>
      <style:text-properties officeooo:paragraph-rsid="000f25a3"/>
    </style:style>
    <style:style style:name="P10" style:family="paragraph" style:parent-style-name="Standard" style:list-style-name="L6">
      <style:paragraph-properties fo:line-height="115%" fo:text-align="justify" style:justify-single-word="false"/>
      <style:text-properties officeooo:paragraph-rsid="000f25a3"/>
    </style:style>
    <style:style style:name="P11" style:family="paragraph" style:parent-style-name="Standard" style:list-style-name="L9">
      <style:paragraph-properties fo:line-height="115%" fo:text-align="justify" style:justify-single-word="false"/>
      <style:text-properties officeooo:paragraph-rsid="000f25a3"/>
    </style:style>
    <style:style style:name="P12" style:family="paragraph" style:parent-style-name="Standard" style:list-style-name="L10">
      <style:paragraph-properties fo:line-height="115%" fo:text-align="justify" style:justify-single-word="false"/>
      <style:text-properties officeooo:paragraph-rsid="000f25a3"/>
    </style:style>
    <style:style style:name="P13" style:family="paragraph" style:parent-style-name="Standard">
      <style:paragraph-properties fo:line-height="115%" fo:text-align="justify" style:justify-single-word="false"/>
      <style:text-properties officeooo:paragraph-rsid="000f25a3"/>
    </style:style>
    <style:style style:name="P14" style:family="paragraph" style:parent-style-name="Standard">
      <style:paragraph-properties fo:line-height="115%" fo:text-align="justify" style:justify-single-word="false"/>
      <style:text-properties officeooo:paragraph-rsid="0011deeb"/>
    </style:style>
    <style:style style:name="P15" style:family="paragraph" style:parent-style-name="Standard" style:list-style-name="L12">
      <style:paragraph-properties fo:line-height="115%" fo:text-align="justify" style:justify-single-word="false"/>
      <style:text-properties officeooo:paragraph-rsid="0020e8e2"/>
    </style:style>
    <style:style style:name="P16" style:family="paragraph" style:parent-style-name="Standard">
      <style:paragraph-properties fo:line-height="115%" fo:text-align="justify" style:justify-single-word="false"/>
      <style:text-properties officeooo:paragraph-rsid="0020e8e2"/>
    </style:style>
    <style:style style:name="P17" style:family="paragraph" style:parent-style-name="Standard" style:list-style-name="L1">
      <style:paragraph-properties fo:line-height="115%" fo:text-align="justify" style:justify-single-word="false"/>
      <style:text-properties style:font-name="Arial" fo:font-size="12pt" officeooo:rsid="000f25a3" officeooo:paragraph-rsid="000f25a3" style:font-size-asian="12pt" style:font-size-complex="12pt"/>
    </style:style>
    <style:style style:name="P18" style:family="paragraph" style:parent-style-name="Standard">
      <style:paragraph-properties fo:line-height="115%" fo:text-align="justify" style:justify-single-word="false"/>
      <style:text-properties style:font-name="Arial" fo:font-size="12pt" officeooo:rsid="000f25a3" officeooo:paragraph-rsid="000f25a3" style:font-size-asian="12pt" style:font-size-complex="12pt"/>
    </style:style>
    <style:style style:name="P19" style:family="paragraph" style:parent-style-name="Standard" style:list-style-name="L3">
      <style:paragraph-properties fo:line-height="115%" fo:text-align="justify" style:justify-single-word="false"/>
      <style:text-properties style:font-name="Arial" fo:font-size="12pt" officeooo:rsid="000f25a3" officeooo:paragraph-rsid="000f25a3" style:font-size-asian="12pt" style:font-size-complex="12pt"/>
    </style:style>
    <style:style style:name="P20" style:family="paragraph" style:parent-style-name="Standard" style:list-style-name="L4">
      <style:paragraph-properties fo:line-height="115%" fo:text-align="justify" style:justify-single-word="false"/>
      <style:text-properties style:font-name="Arial" fo:font-size="12pt" officeooo:rsid="000f25a3" officeooo:paragraph-rsid="000f25a3" style:font-size-asian="12pt" style:font-size-complex="12pt"/>
    </style:style>
    <style:style style:name="P21" style:family="paragraph" style:parent-style-name="Standard" style:list-style-name="L5">
      <style:paragraph-properties fo:line-height="115%" fo:text-align="justify" style:justify-single-word="false"/>
      <style:text-properties style:font-name="Arial" fo:font-size="12pt" officeooo:rsid="000f25a3" officeooo:paragraph-rsid="000f25a3" style:font-size-asian="12pt" style:font-size-complex="12pt"/>
    </style:style>
    <style:style style:name="P22" style:family="paragraph" style:parent-style-name="Standard">
      <style:paragraph-properties fo:line-height="115%" fo:text-align="justify" style:justify-single-word="false"/>
      <style:text-properties style:font-name="Arial" fo:font-size="12pt" officeooo:rsid="000f25a3" officeooo:paragraph-rsid="0011deeb" style:font-size-asian="12pt" style:font-size-complex="12pt"/>
    </style:style>
    <style:style style:name="P23" style:family="paragraph" style:parent-style-name="Standard" style:list-style-name="L7">
      <style:paragraph-properties fo:line-height="115%" fo:text-align="justify" style:justify-single-word="false"/>
      <style:text-properties style:font-name="Arial" fo:font-size="12pt" officeooo:rsid="0010a7c9" officeooo:paragraph-rsid="0010a7c9" style:font-size-asian="12pt" style:font-size-complex="12pt"/>
    </style:style>
    <style:style style:name="P24" style:family="paragraph" style:parent-style-name="Standard" style:list-style-name="L8">
      <style:paragraph-properties fo:line-height="115%" fo:text-align="justify" style:justify-single-word="false"/>
      <style:text-properties style:font-name="Arial" fo:font-size="12pt" officeooo:rsid="0010a7c9" officeooo:paragraph-rsid="0010a7c9" style:font-size-asian="12pt" style:font-size-complex="12pt"/>
    </style:style>
    <style:style style:name="P25" style:family="paragraph" style:parent-style-name="Standard">
      <style:paragraph-properties fo:line-height="115%" fo:text-align="justify" style:justify-single-word="false"/>
      <style:text-properties style:font-name="Arial" fo:font-size="12pt" fo:font-weight="bold" officeooo:rsid="000f25a3" officeooo:paragraph-rsid="000f25a3" style:font-size-asian="12pt" style:font-weight-asian="bold" style:font-size-complex="12pt" style:font-weight-complex="bold"/>
    </style:style>
    <style:style style:name="P26" style:family="paragraph" style:parent-style-name="Standard">
      <style:paragraph-properties fo:line-height="115%" fo:text-align="justify" style:justify-single-word="false"/>
      <style:text-properties style:font-name="Arial" fo:font-size="12pt" style:text-underline-style="solid" style:text-underline-width="auto" style:text-underline-color="font-color" fo:font-weight="bold" officeooo:rsid="000f25a3" officeooo:paragraph-rsid="000f25a3" style:font-size-asian="12pt" style:font-weight-asian="bold" style:font-size-complex="12pt" style:font-weight-complex="bold"/>
    </style:style>
    <style:style style:name="P27" style:family="paragraph" style:parent-style-name="Standard">
      <style:paragraph-properties fo:margin-left="0cm" fo:margin-right="0cm" fo:text-align="justify" style:justify-single-word="false" fo:text-indent="0cm" style:auto-text-indent="false"/>
      <style:text-properties officeooo:rsid="0011deeb" officeooo:paragraph-rsid="0011deeb"/>
    </style:style>
    <style:style style:name="P28" style:family="paragraph" style:parent-style-name="Standard">
      <style:paragraph-properties fo:margin-left="0cm" fo:margin-right="0cm" fo:text-align="justify" style:justify-single-word="false" fo:text-indent="0cm" style:auto-text-indent="false"/>
      <style:text-properties officeooo:rsid="0011deeb" officeooo:paragraph-rsid="0014338d"/>
    </style:style>
    <style:style style:name="P29" style:family="paragraph" style:parent-style-name="Standard">
      <style:paragraph-properties fo:margin-left="0cm" fo:margin-right="0cm" fo:text-align="justify" style:justify-single-word="false" fo:text-indent="0cm" style:auto-text-indent="false"/>
      <style:text-properties officeooo:rsid="0011deeb" officeooo:paragraph-rsid="0015f7e3"/>
    </style:style>
    <style:style style:name="P30" style:family="paragraph" style:parent-style-name="Standard">
      <style:paragraph-properties fo:margin-left="0cm" fo:margin-right="0cm" fo:text-align="justify" style:justify-single-word="false" fo:text-indent="0cm" style:auto-text-indent="false"/>
    </style:style>
    <style:style style:name="P31" style:family="paragraph" style:parent-style-name="Standard">
      <style:paragraph-properties fo:margin-left="0cm" fo:margin-right="0cm" fo:text-align="justify" style:justify-single-word="false" fo:text-indent="0cm" style:auto-text-indent="false"/>
      <style:text-properties officeooo:paragraph-rsid="0011deeb"/>
    </style:style>
    <style:style style:name="P32" style:family="paragraph" style:parent-style-name="Standard">
      <style:paragraph-properties fo:margin-left="0cm" fo:margin-right="0cm" fo:line-height="115%" fo:text-align="justify" style:justify-single-word="false" fo:text-indent="0cm" style:auto-text-indent="false"/>
      <style:text-properties style:font-name="Arial" fo:font-size="12pt" officeooo:rsid="000f25a3" officeooo:paragraph-rsid="0011deeb" style:font-size-asian="12pt" style:font-size-complex="12pt"/>
    </style:style>
    <style:style style:name="P33" style:family="paragraph" style:parent-style-name="Standard">
      <style:paragraph-properties fo:margin-left="0cm" fo:margin-right="0cm" fo:line-height="115%" fo:text-align="justify" style:justify-single-word="false" fo:text-indent="0cm" style:auto-text-indent="false"/>
      <style:text-properties style:font-name="Arial" fo:font-size="12pt" officeooo:rsid="000f25a3" officeooo:paragraph-rsid="00125096" style:font-size-asian="12pt" style:font-size-complex="12pt"/>
    </style:style>
    <style:style style:name="P34" style:family="paragraph" style:parent-style-name="Standard">
      <style:paragraph-properties fo:margin-left="0cm" fo:margin-right="0cm" fo:line-height="115%" fo:text-align="justify" style:justify-single-word="false" fo:text-indent="0cm" style:auto-text-indent="false"/>
      <style:text-properties style:font-name="Arial" fo:font-size="12pt" officeooo:rsid="000f25a3" officeooo:paragraph-rsid="0014338d" style:font-size-asian="12pt" style:font-size-complex="12pt"/>
    </style:style>
    <style:style style:name="P35" style:family="paragraph" style:parent-style-name="Standard">
      <style:paragraph-properties fo:margin-left="0cm" fo:margin-right="0cm" fo:line-height="115%" fo:text-align="justify" style:justify-single-word="false" fo:text-indent="0cm" style:auto-text-indent="false"/>
      <style:text-properties style:font-name="Arial" fo:font-size="12pt" officeooo:rsid="000f25a3" officeooo:paragraph-rsid="0015f7e3" style:font-size-asian="12pt" style:font-size-complex="12pt"/>
    </style:style>
    <style:style style:name="P36" style:family="paragraph" style:parent-style-name="Standard">
      <style:paragraph-properties fo:margin-left="0cm" fo:margin-right="0cm" fo:line-height="115%" fo:text-align="justify" style:justify-single-word="false" fo:text-indent="0cm" style:auto-text-indent="false"/>
      <style:text-properties style:font-name="Arial" fo:font-size="12pt" officeooo:rsid="000f25a3" officeooo:paragraph-rsid="0016e8aa" style:font-size-asian="12pt" style:font-size-complex="12pt"/>
    </style:style>
    <style:style style:name="P37" style:family="paragraph" style:parent-style-name="Standard">
      <style:paragraph-properties fo:margin-left="0cm" fo:margin-right="0cm" fo:line-height="115%" fo:text-align="justify" style:justify-single-word="false" fo:text-indent="0cm" style:auto-text-indent="false"/>
      <style:text-properties style:font-name="Arial" fo:font-size="12pt" officeooo:rsid="000f25a3" officeooo:paragraph-rsid="001c8f14" style:font-size-asian="12pt" style:font-size-complex="12pt"/>
    </style:style>
    <style:style style:name="P38" style:family="paragraph" style:parent-style-name="Standard">
      <style:paragraph-properties fo:margin-left="0cm" fo:margin-right="0cm" fo:line-height="115%" fo:text-align="justify" style:justify-single-word="false" fo:text-indent="0cm" style:auto-text-indent="false"/>
      <style:text-properties style:font-name="Arial" fo:font-size="12pt" officeooo:rsid="0018098a" officeooo:paragraph-rsid="0018098a" style:font-size-asian="12pt" style:font-size-complex="12pt"/>
    </style:style>
    <style:style style:name="P39" style:family="paragraph" style:parent-style-name="Standard">
      <style:paragraph-properties fo:margin-left="0cm" fo:margin-right="0cm" fo:line-height="115%" fo:text-align="justify" style:justify-single-word="false" fo:text-indent="0cm" style:auto-text-indent="false"/>
      <style:text-properties style:font-name="Arial" fo:font-size="12pt" officeooo:rsid="001fa5ab" officeooo:paragraph-rsid="001fa5ab" style:font-size-asian="12pt" style:font-size-complex="12pt"/>
    </style:style>
    <style:style style:name="P40" style:family="paragraph" style:parent-style-name="Standard">
      <style:paragraph-properties fo:margin-left="0cm" fo:margin-right="0cm" fo:line-height="115%" fo:text-align="justify" style:justify-single-word="false" fo:text-indent="0cm" style:auto-text-indent="false"/>
      <style:text-properties style:font-name="Arial" fo:font-size="12pt" officeooo:rsid="001fa5ab" officeooo:paragraph-rsid="00212abc" style:font-size-asian="12pt" style:font-size-complex="12pt"/>
    </style:style>
    <style:style style:name="P41" style:family="paragraph" style:parent-style-name="Standard">
      <style:paragraph-properties fo:margin-left="0cm" fo:margin-right="0cm" fo:line-height="115%" fo:text-align="justify" style:justify-single-word="false" fo:text-indent="0cm" style:auto-text-indent="false"/>
      <style:text-properties style:font-name="Arial" fo:font-size="12pt" officeooo:rsid="00212abc" officeooo:paragraph-rsid="00212abc" style:font-size-asian="12pt" style:font-size-complex="12pt"/>
    </style:style>
    <style:style style:name="P42" style:family="paragraph" style:parent-style-name="Standard">
      <style:paragraph-properties fo:margin-left="0cm" fo:margin-right="0cm" fo:line-height="115%" fo:text-align="justify" style:justify-single-word="false" fo:text-indent="0cm" style:auto-text-indent="false"/>
      <style:text-properties style:font-name="Arial" fo:font-size="13pt" officeooo:rsid="001a8e17" officeooo:paragraph-rsid="001c8f14" style:font-size-asian="13pt" style:font-size-complex="13pt"/>
    </style:style>
    <style:style style:name="P43" style:family="paragraph" style:parent-style-name="Standard">
      <style:paragraph-properties fo:margin-left="0cm" fo:margin-right="0cm" fo:line-height="115%" fo:text-align="justify" style:justify-single-word="false" fo:text-indent="0cm" style:auto-text-indent="false"/>
      <style:text-properties style:font-name="Arial" fo:font-size="13pt" officeooo:rsid="001a8e17" officeooo:paragraph-rsid="001dc21a" style:font-size-asian="13pt" style:font-size-complex="13pt"/>
    </style:style>
    <style:style style:name="P44" style:family="paragraph" style:parent-style-name="Standard">
      <style:paragraph-properties fo:margin-left="0cm" fo:margin-right="0cm" fo:line-height="115%" fo:text-align="justify" style:justify-single-word="false" fo:text-indent="0cm" style:auto-text-indent="false"/>
      <style:text-properties style:font-name="Arial" fo:font-size="13pt" officeooo:rsid="001a8e17" officeooo:paragraph-rsid="001fa5ab" style:font-size-asian="13pt" style:font-size-complex="13pt"/>
    </style:style>
    <style:style style:name="P45" style:family="paragraph" style:parent-style-name="Standard">
      <style:paragraph-properties fo:margin-left="0cm" fo:margin-right="0cm" fo:line-height="115%" fo:text-align="justify" style:justify-single-word="false" fo:text-indent="0cm" style:auto-text-indent="false"/>
      <style:text-properties style:font-name="Arial" fo:font-size="13pt" officeooo:rsid="001a8e17" officeooo:paragraph-rsid="00212abc" style:font-size-asian="13pt" style:font-size-complex="13pt"/>
    </style:style>
    <style:style style:name="P46" style:family="paragraph" style:parent-style-name="Standard">
      <style:paragraph-properties fo:margin-left="0cm" fo:margin-right="0cm" fo:line-height="115%" fo:text-align="justify" style:justify-single-word="false" fo:text-indent="0cm" style:auto-text-indent="false"/>
      <style:text-properties style:font-name="Arial" fo:font-size="13pt" officeooo:rsid="000f25a3" officeooo:paragraph-rsid="001c8f14" style:font-size-asian="13pt" style:font-size-complex="13pt"/>
    </style:style>
    <style:style style:name="P47" style:family="paragraph" style:parent-style-name="Standard">
      <style:paragraph-properties fo:margin-left="0cm" fo:margin-right="0cm" fo:line-height="115%" fo:text-align="justify" style:justify-single-word="false" fo:text-indent="0cm" style:auto-text-indent="false"/>
      <style:text-properties style:font-name="Arial" fo:font-size="13pt" fo:font-weight="bold" officeooo:rsid="001c8f14" officeooo:paragraph-rsid="001c8f14" style:font-size-asian="13pt" style:font-weight-asian="bold" style:font-size-complex="13pt" style:font-weight-complex="bold"/>
    </style:style>
    <style:style style:name="P48" style:family="paragraph" style:parent-style-name="Standard">
      <style:paragraph-properties fo:margin-left="0cm" fo:margin-right="0cm" fo:line-height="115%" fo:text-align="justify" style:justify-single-word="false" fo:text-indent="0cm" style:auto-text-indent="false"/>
      <style:text-properties style:font-name="Arial" fo:font-size="13pt" fo:font-weight="bold" officeooo:rsid="001c8f14" officeooo:paragraph-rsid="001dc21a" style:font-size-asian="13pt" style:font-weight-asian="bold" style:font-size-complex="13pt" style:font-weight-complex="bold"/>
    </style:style>
    <style:style style:name="P49" style:family="paragraph" style:parent-style-name="Standard">
      <style:paragraph-properties fo:margin-left="0cm" fo:margin-right="0cm" fo:line-height="115%" fo:text-align="justify" style:justify-single-word="false" fo:text-indent="0cm" style:auto-text-indent="false"/>
      <style:text-properties style:font-name="Arial" fo:font-size="13pt" fo:font-weight="bold" officeooo:rsid="001c8f14" officeooo:paragraph-rsid="001fa5ab" style:font-size-asian="13pt" style:font-weight-asian="bold" style:font-size-complex="13pt" style:font-weight-complex="bold"/>
    </style:style>
    <style:style style:name="P50" style:family="paragraph" style:parent-style-name="Standard">
      <style:paragraph-properties fo:margin-left="0cm" fo:margin-right="0cm" fo:text-align="justify" style:justify-single-word="false" fo:text-indent="0cm" style:auto-text-indent="false"/>
      <style:text-properties fo:font-size="13pt" style:font-size-asian="13pt" style:font-size-complex="13pt"/>
    </style:style>
    <style:style style:name="P51" style:family="paragraph" style:parent-style-name="Standard">
      <style:paragraph-properties fo:margin-left="0cm" fo:margin-right="0cm" fo:text-align="justify" style:justify-single-word="false" fo:text-indent="0cm" style:auto-text-indent="false"/>
      <style:text-properties fo:font-size="13pt" officeooo:paragraph-rsid="0018fec8" style:font-size-asian="13pt" style:font-size-complex="13pt"/>
    </style:style>
    <style:style style:name="P52" style:family="paragraph" style:parent-style-name="Standard">
      <style:paragraph-properties fo:margin-left="0cm" fo:margin-right="0cm" fo:text-align="justify" style:justify-single-word="false" fo:text-indent="0cm" style:auto-text-indent="false"/>
      <style:text-properties fo:font-size="13pt" officeooo:paragraph-rsid="001a8e17" style:font-size-asian="13pt" style:font-size-complex="13pt"/>
    </style:style>
    <style:style style:name="P53" style:family="paragraph" style:parent-style-name="Standard">
      <style:paragraph-properties fo:margin-left="0cm" fo:margin-right="0cm" fo:text-align="justify" style:justify-single-word="false" fo:text-indent="0cm" style:auto-text-indent="false"/>
      <style:text-properties fo:font-size="13pt" officeooo:paragraph-rsid="001c8f14" style:font-size-asian="13pt" style:font-size-complex="13pt"/>
    </style:style>
    <style:style style:name="P54" style:family="paragraph" style:parent-style-name="Standard">
      <style:paragraph-properties fo:margin-left="0cm" fo:margin-right="0cm" fo:text-align="justify" style:justify-single-word="false" fo:text-indent="0cm" style:auto-text-indent="false"/>
      <style:text-properties fo:font-size="13pt" officeooo:rsid="0011deeb" officeooo:paragraph-rsid="0018fec8" style:font-size-asian="13pt" style:font-size-complex="13pt"/>
    </style:style>
    <style:style style:name="P55" style:family="paragraph" style:parent-style-name="Standard">
      <style:paragraph-properties fo:margin-left="0cm" fo:margin-right="0cm" fo:text-align="justify" style:justify-single-word="false" fo:text-indent="0cm" style:auto-text-indent="false"/>
      <style:text-properties fo:font-size="13pt" officeooo:rsid="001a8e17" officeooo:paragraph-rsid="001a8e17" style:font-size-asian="13pt" style:font-size-complex="13pt"/>
    </style:style>
    <style:style style:name="P56" style:family="paragraph" style:parent-style-name="Standard">
      <style:paragraph-properties fo:margin-left="0cm" fo:margin-right="0cm" fo:text-align="justify" style:justify-single-word="false" fo:text-indent="0cm" style:auto-text-indent="false"/>
      <style:text-properties fo:font-size="13pt" officeooo:rsid="001b4191" officeooo:paragraph-rsid="001c8f14" style:font-size-asian="13pt" style:font-size-complex="13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bold"/>
    </style:style>
    <style:style style:name="T4" style:family="text">
      <style:text-properties style:font-name="Arial" fo:font-size="12pt" officeooo:rsid="000f25a3" style:font-size-asian="12pt" style:font-size-complex="12pt"/>
    </style:style>
    <style:style style:name="T5" style:family="text">
      <style:text-properties style:font-name="Arial" fo:font-size="12pt" officeooo:rsid="0010a7c9" style:font-size-asian="12pt" style:font-size-complex="12pt"/>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10a7c9"/>
    </style:style>
    <style:style style:name="T8" style:family="text">
      <style:text-properties fo:color="#000000" style:font-name="Courier New" fo:font-size="13pt" fo:background-color="#d4d4d4" loext:char-shading-value="0" style:font-size-asian="13pt"/>
    </style:style>
    <style:style style:name="T9" style:family="text">
      <style:text-properties fo:color="#000000" style:font-name="Courier New" fo:font-size="13pt" officeooo:rsid="0011deeb" fo:background-color="#d4d4d4" loext:char-shading-value="0" style:font-size-asian="13pt"/>
    </style:style>
    <style:style style:name="T10" style:family="text">
      <style:text-properties fo:color="#000000" style:font-name="Courier New" fo:font-size="13pt" officeooo:rsid="0011deeb" fo:background-color="#d4d4d4" loext:char-shading-value="0" style:font-size-asian="13pt" style:font-size-complex="12pt"/>
    </style:style>
    <style:style style:name="T11" style:family="text">
      <style:text-properties fo:color="#000000" style:font-name="Courier New" fo:font-size="13pt" officeooo:rsid="000f25a3" fo:background-color="#d4d4d4" loext:char-shading-value="0" style:font-size-asian="13pt" style:font-size-complex="12pt"/>
    </style:style>
    <style:style style:name="T12" style:family="text">
      <style:text-properties fo:color="#000000" style:font-name="Courier New" fo:font-size="13pt" fo:background-color="#e8f2fe" loext:char-shading-value="0" style:font-size-asian="13pt"/>
    </style:style>
    <style:style style:name="T13" style:family="text">
      <style:text-properties fo:color="#000000" style:font-name="Courier New" fo:font-size="13pt" officeooo:rsid="0014338d" fo:background-color="#e8f2fe" loext:char-shading-value="0" style:font-size-asian="13pt"/>
    </style:style>
    <style:style style:name="T14" style:family="text">
      <style:text-properties fo:color="#000000" style:font-name="Courier New" fo:font-size="13pt" officeooo:rsid="0020e8e2" fo:background-color="#e8f2fe" loext:char-shading-value="0" style:font-size-asian="13pt"/>
    </style:style>
    <style:style style:name="T15" style:family="text">
      <style:text-properties fo:color="#000000" style:font-name="Courier New" fo:font-size="13pt" officeooo:rsid="00212abc" fo:background-color="#e8f2fe" loext:char-shading-value="0" style:font-size-asian="13pt"/>
    </style:style>
    <style:style style:name="T16" style:family="text">
      <style:text-properties fo:color="#000000" style:font-name="Courier New" fo:font-size="13pt" style:text-underline-style="none" fo:background-color="#e8f2fe" loext:char-shading-value="0" style:font-size-asian="13pt"/>
    </style:style>
    <style:style style:name="T17" style:family="text">
      <style:text-properties fo:color="#000000" style:font-name="Courier New" fo:font-size="13pt" style:text-underline-style="none" officeooo:rsid="0011deeb" fo:background-color="#e8f2fe" loext:char-shading-value="0" style:font-size-asian="13pt"/>
    </style:style>
    <style:style style:name="T18" style:family="text">
      <style:text-properties fo:color="#000000" style:font-name="Courier New" fo:font-size="13pt" style:text-underline-style="none" officeooo:rsid="0014338d" fo:background-color="#e8f2fe" loext:char-shading-value="0" style:font-size-asian="13pt"/>
    </style:style>
    <style:style style:name="T19" style:family="text">
      <style:text-properties fo:color="#000000" style:font-name="Courier New" fo:font-size="13pt" style:text-underline-style="none" officeooo:rsid="0015f7e3" fo:background-color="#e8f2fe" loext:char-shading-value="0" style:font-size-asian="13pt"/>
    </style:style>
    <style:style style:name="T20" style:family="text">
      <style:text-properties fo:color="#000000" style:font-name="Courier New" fo:font-size="13pt" style:text-underline-style="none" officeooo:rsid="0016e8aa" fo:background-color="#e8f2fe" loext:char-shading-value="0" style:font-size-asian="13pt"/>
    </style:style>
    <style:style style:name="T21" style:family="text">
      <style:text-properties fo:color="#000000" style:font-name="Courier New" fo:font-size="13pt" style:text-underline-style="none" officeooo:rsid="001fa5ab" fo:background-color="#e8f2fe" loext:char-shading-value="0" style:font-size-asian="13pt"/>
    </style:style>
    <style:style style:name="T22" style:family="text">
      <style:text-properties fo:color="#000000" style:font-name="Courier New" fo:font-size="13pt" style:text-underline-style="none" officeooo:rsid="0011deeb" fo:background-color="#d4d4d4" loext:char-shading-value="0" style:font-size-asian="13pt" style:font-size-complex="12pt"/>
    </style:style>
    <style:style style:name="T23" style:family="text">
      <style:text-properties fo:color="#000000" style:font-name="Courier New" fo:font-size="13pt" style:text-underline-style="none" fo:background-color="#d4d4d4" loext:char-shading-value="0" style:font-size-asian="13pt" style:font-size-complex="12pt"/>
    </style:style>
    <style:style style:name="T24" style:family="text">
      <style:text-properties fo:color="#000000" style:font-name="Courier New" fo:font-size="13pt" style:text-underline-style="none" officeooo:rsid="000f25a3" fo:background-color="#d4d4d4" loext:char-shading-value="0" style:font-size-asian="13pt" style:font-size-complex="12pt"/>
    </style:style>
    <style:style style:name="T25" style:family="text">
      <style:text-properties fo:color="#000000" style:font-name="Courier New" fo:font-size="13pt" style:text-underline-style="none" officeooo:rsid="0011deeb" fo:background-color="#d4d4d4" loext:char-shading-value="0" style:font-size-asian="13pt"/>
    </style:style>
    <style:style style:name="T26" style:family="text">
      <style:text-properties fo:color="#000000" style:font-name="Courier New" fo:font-size="13pt" style:text-underline-style="none" fo:background-color="#d4d4d4" loext:char-shading-value="0" style:font-size-asian="13pt"/>
    </style:style>
    <style:style style:name="T27" style:family="text">
      <style:text-properties fo:color="#000000" style:font-name="Courier New" fo:font-size="13pt" style:text-underline-style="none" officeooo:rsid="00125096" fo:background-color="#d4d4d4" loext:char-shading-value="0" style:font-size-asian="13pt"/>
    </style:style>
    <style:style style:name="T28" style:family="text">
      <style:text-properties fo:color="#000000" style:font-name="Courier New" fo:font-size="13pt" style:text-underline-style="none" officeooo:rsid="0014338d" fo:background-color="#d4d4d4" loext:char-shading-value="0" style:font-size-asian="13pt"/>
    </style:style>
    <style:style style:name="T29" style:family="text">
      <style:text-properties fo:color="#000000" style:font-name="Courier New" fo:font-size="13pt" style:text-underline-style="none" officeooo:rsid="0015f7e3" fo:background-color="#d4d4d4" loext:char-shading-value="0" style:font-size-asian="13pt"/>
    </style:style>
    <style:style style:name="T30" style:family="text">
      <style:text-properties fo:color="#000000" style:font-name="Courier New" fo:font-size="13pt" style:text-underline-style="none" officeooo:rsid="0016e8aa" fo:background-color="#d4d4d4" loext:char-shading-value="0" style:font-size-asian="13pt"/>
    </style:style>
    <style:style style:name="T31" style:family="text">
      <style:text-properties fo:color="#000000" style:font-name="Courier New" fo:font-size="13pt" style:text-underline-style="none" officeooo:rsid="0018098a" fo:background-color="#d4d4d4" loext:char-shading-value="0" style:font-size-asian="13pt"/>
    </style:style>
    <style:style style:name="T32" style:family="text">
      <style:text-properties fo:color="#000000" style:font-name="Courier New" fo:font-size="13pt" style:font-size-asian="13pt"/>
    </style:style>
    <style:style style:name="T33" style:family="text">
      <style:text-properties fo:color="#000000" style:font-name="Courier New" fo:font-size="13pt" officeooo:rsid="0011deeb" style:font-size-asian="13pt"/>
    </style:style>
    <style:style style:name="T34" style:family="text">
      <style:text-properties fo:color="#000000" style:font-name="Courier New" fo:font-size="13pt" fo:font-style="italic" fo:background-color="#e8f2fe" loext:char-shading-value="0" style:font-size-asian="13pt" style:font-style-asian="italic"/>
    </style:style>
    <style:style style:name="T35" style:family="text">
      <style:text-properties fo:color="#000000" style:font-name="Courier New" fo:font-size="13pt" fo:font-style="normal" style:text-underline-style="none" officeooo:rsid="0014338d" fo:background-color="#e8f2fe" loext:char-shading-value="0" style:font-size-asian="13pt" style:font-style-asian="normal" style:font-style-complex="normal"/>
    </style:style>
    <style:style style:name="T36" style:family="text">
      <style:text-properties fo:color="#000000" style:font-name="Courier New" style:text-underline-style="none" officeooo:rsid="0011deeb" fo:background-color="#d4d4d4" loext:char-shading-value="0" style:font-size-complex="12pt"/>
    </style:style>
    <style:style style:name="T37" style:family="text">
      <style:text-properties fo:color="#000000" style:font-name="Courier New" style:text-underline-style="none" officeooo:rsid="00125096" fo:background-color="#d4d4d4" loext:char-shading-value="0" style:font-size-complex="12pt"/>
    </style:style>
    <style:style style:name="T38" style:family="text">
      <style:text-properties fo:color="#000000" fo:background-color="#e8f2fe" loext:char-shading-value="0"/>
    </style:style>
    <style:style style:name="T39" style:family="text">
      <style:text-properties fo:color="#000000" officeooo:rsid="000f25a3" fo:background-color="#e8f2fe" loext:char-shading-value="0"/>
    </style:style>
    <style:style style:name="T40" style:family="text">
      <style:text-properties fo:color="#000000" style:font-name="Courier New1" fo:font-size="13pt" officeooo:rsid="000f25a3" fo:background-color="#d4d4d4" loext:char-shading-value="0" style:font-size-asian="13pt" style:font-size-complex="12pt"/>
    </style:style>
    <style:style style:name="T41" style:family="text">
      <style:text-properties fo:color="#000000" style:font-name="Courier New1" fo:font-size="13pt" officeooo:rsid="000f25a3" fo:background-color="#d4d4d4" loext:char-shading-value="0" style:font-size-asian="13pt"/>
    </style:style>
    <style:style style:name="T42" style:family="text">
      <style:text-properties fo:color="#000000" style:font-name="Courier New1" fo:font-size="13pt" officeooo:rsid="00212abc" fo:background-color="#d4d4d4" loext:char-shading-value="0" style:font-size-asian="13pt"/>
    </style:style>
    <style:style style:name="T43" style:family="text">
      <style:text-properties fo:color="#000000" style:font-name="SFTI1000" style:text-underline-style="none" officeooo:rsid="0011deeb" fo:background-color="#d4d4d4" loext:char-shading-value="0"/>
    </style:style>
    <style:style style:name="T44" style:family="text">
      <style:text-properties fo:color="#000000" style:font-name="SFTI1000" style:text-underline-style="none" officeooo:rsid="0018fec8" fo:background-color="#d4d4d4" loext:char-shading-value="0"/>
    </style:style>
    <style:style style:name="T45" style:family="text">
      <style:text-properties fo:color="#000000" style:font-name="SFTI1000" style:text-underline-style="none" officeooo:rsid="001c8f14" fo:background-color="#d4d4d4" loext:char-shading-value="0"/>
    </style:style>
    <style:style style:name="T46" style:family="text">
      <style:text-properties fo:color="#000000" style:font-name="SFRM1000" style:text-underline-style="none" fo:background-color="#d4d4d4" loext:char-shading-value="0" style:font-size-complex="12pt"/>
    </style:style>
    <style:style style:name="T47" style:family="text">
      <style:text-properties fo:color="#000000" style:font-name="SFRM1000" style:text-underline-style="none" officeooo:rsid="0018fec8" fo:background-color="#d4d4d4" loext:char-shading-value="0" style:font-size-complex="12pt"/>
    </style:style>
    <style:style style:name="T48" style:family="text">
      <style:text-properties fo:color="#000000" style:font-name="SFRM1000" style:text-underline-style="none" officeooo:rsid="0011deeb" fo:background-color="#d4d4d4" loext:char-shading-value="0" style:font-size-complex="12pt"/>
    </style:style>
    <style:style style:name="T49" style:family="text">
      <style:text-properties fo:color="#000000" style:font-name="SFRM1000" style:text-underline-style="none" officeooo:rsid="001b4191" fo:background-color="#d4d4d4" loext:char-shading-value="0" style:font-size-complex="12pt"/>
    </style:style>
    <style:style style:name="T50" style:family="text">
      <style:text-properties fo:color="#000000" style:font-name="SFRM1000" style:text-underline-style="none" officeooo:rsid="001c8f14" fo:background-color="#d4d4d4" loext:char-shading-value="0" style:font-size-complex="12pt"/>
    </style:style>
    <style:style style:name="T51" style:family="text">
      <style:text-properties fo:color="#000000" style:font-name="SFRM1000" style:text-underline-style="none" officeooo:rsid="0014338d" fo:background-color="#d4d4d4" loext:char-shading-value="0" style:font-size-complex="12pt"/>
    </style:style>
    <style:style style:name="T52" style:family="text">
      <style:text-properties fo:color="#000000" style:font-name="SFRM1000" style:text-underline-style="none" officeooo:rsid="001dc21a" fo:background-color="#d4d4d4" loext:char-shading-value="0" style:font-size-complex="12pt"/>
    </style:style>
    <style:style style:name="T53" style:family="text">
      <style:text-properties fo:color="#000000" style:font-name="SFRM1000" style:text-underline-style="none" officeooo:rsid="001fa5ab" fo:background-color="#d4d4d4" loext:char-shading-value="0" style:font-size-complex="12pt"/>
    </style:style>
    <style:style style:name="T54" style:family="text">
      <style:text-properties fo:color="#000000" style:font-name="SFRM1000" style:text-underline-style="none" officeooo:rsid="00212abc" fo:background-color="#d4d4d4" loext:char-shading-value="0" style:font-size-complex="12pt"/>
    </style:style>
    <style:style style:name="T55" style:family="text">
      <style:text-properties fo:color="#000000" style:font-name="SFRM1000" style:text-underline-style="none" officeooo:rsid="0018fec8" fo:background-color="#d4d4d4" loext:char-shading-value="0"/>
    </style:style>
    <style:style style:name="T56" style:family="text">
      <style:text-properties fo:color="#000000" style:font-name="SFRM1000" style:text-underline-style="none" officeooo:rsid="001a8e17" fo:background-color="#d4d4d4" loext:char-shading-value="0"/>
    </style:style>
    <style:style style:name="T57" style:family="text">
      <style:text-properties fo:color="#000000" style:font-name="SFRM1000" style:text-underline-style="none" fo:background-color="#d4d4d4" loext:char-shading-value="0"/>
    </style:style>
    <style:style style:name="T58" style:family="text">
      <style:text-properties fo:color="#000000" style:font-name="SFRM1000" style:text-underline-style="none" fo:font-weight="bold" fo:background-color="#d4d4d4" loext:char-shading-value="0" style:font-weight-asian="bold" style:font-size-complex="12pt" style:font-weight-complex="bold"/>
    </style:style>
    <style:style style:name="T59" style:family="text">
      <style:text-properties fo:color="#000000" style:font-name="SFRM1000" style:text-underline-style="none" fo:font-weight="bold" officeooo:rsid="0011deeb" fo:background-color="#d4d4d4" loext:char-shading-value="0" style:font-weight-asian="bold" style:font-size-complex="12pt" style:font-weight-complex="bold"/>
    </style:style>
    <style:style style:name="T60" style:family="text">
      <style:text-properties fo:color="#000000" style:font-name="SFRM1000" style:text-underline-style="none" fo:font-weight="bold" officeooo:rsid="00212abc" fo:background-color="#d4d4d4" loext:char-shading-value="0" style:font-weight-asian="bold" style:font-size-complex="12pt" style:font-weight-complex="bold"/>
    </style:style>
    <style:style style:name="T61" style:family="text">
      <style:text-properties fo:color="#000000" style:font-name="SFRM1000" style:text-underline-style="none" fo:font-weight="bold" officeooo:rsid="0014338d" fo:background-color="#e8f2fe" loext:char-shading-value="0" style:font-weight-asian="bold" style:font-weight-complex="bold"/>
    </style:style>
    <style:style style:name="T62" style:family="text">
      <style:text-properties fo:color="#000000" style:font-name="SFRM1000" style:text-underline-style="none" fo:font-weight="normal" officeooo:rsid="001c8f14" fo:background-color="#d4d4d4" loext:char-shading-value="0" style:font-weight-asian="normal" style:font-size-complex="12pt" style:font-weight-complex="normal"/>
    </style:style>
    <style:style style:name="T63" style:family="text">
      <style:text-properties fo:color="#000000" style:font-name="SFRM1000" style:text-underline-style="none" officeooo:rsid="0014338d" fo:background-color="#e8f2fe" loext:char-shading-value="0"/>
    </style:style>
    <style:style style:name="T64" style:family="text">
      <style:text-properties fo:color="#000000" style:font-name="SFRM1000" style:text-underline-style="none" officeooo:rsid="0018fec8" fo:background-color="#e8f2fe" loext:char-shading-value="0"/>
    </style:style>
    <style:style style:name="T65" style:family="text">
      <style:text-properties fo:color="#000000" style:font-name="SFRM1000" style:text-underline-style="none" officeooo:rsid="001c8f14" fo:background-color="#e8f2fe" loext:char-shading-value="0"/>
    </style:style>
    <style:style style:name="T66" style:family="text">
      <style:text-properties fo:color="#7f0055" style:font-name="Courier New" fo:font-size="13pt" fo:font-weight="bold" fo:background-color="#d4d4d4" loext:char-shading-value="0" style:font-size-asian="13pt" style:font-weight-asian="bold"/>
    </style:style>
    <style:style style:name="T67" style:family="text">
      <style:text-properties fo:color="#6a3e3e" style:font-name="Courier New" fo:font-size="13pt" fo:background-color="#e8f2fe" loext:char-shading-value="0" style:font-size-asian="13pt"/>
    </style:style>
    <style:style style:name="T68" style:family="text">
      <style:text-properties fo:color="#6a3e3e" style:font-name="Courier New" fo:font-size="13pt" officeooo:rsid="0015f7e3" fo:background-color="#e8f2fe" loext:char-shading-value="0" style:font-size-asian="13pt"/>
    </style:style>
    <style:style style:name="T69" style:family="text">
      <style:text-properties fo:color="#6a3e3e" style:font-name="Courier New" fo:font-size="13pt" fo:background-color="#d4d4d4" loext:char-shading-value="0" style:font-size-asian="13pt"/>
    </style:style>
    <style:style style:name="T70" style:family="text">
      <style:text-properties fo:color="#0000c0" style:font-name="Courier New" fo:font-size="13pt" fo:font-style="italic" fo:font-weight="bold" fo:background-color="#d4d4d4" loext:char-shading-value="0" style:font-size-asian="13pt" style:font-style-asian="italic" style:font-weight-asian="bold"/>
    </style:style>
    <style:style style:name="T71" style:family="text">
      <style:text-properties style:font-name="SFRM1000"/>
    </style:style>
    <style:style style:name="T72" style:family="text">
      <style:text-properties style:font-name="SFRM1000" officeooo:rsid="0018fec8"/>
    </style:style>
    <style:style style:name="T73" style:family="text">
      <style:text-properties style:font-name="SFRM1000" fo:font-weight="bold" style:font-weight-asian="bold" style:font-weight-complex="bold"/>
    </style:style>
    <style:style style:name="T74" style:family="text">
      <style:text-properties style:font-name="SFRM1000" officeooo:rsid="001c8f14"/>
    </style:style>
    <style:style style:name="T75" style:family="text">
      <style:text-properties style:font-name="SFRM1000" officeooo:rsid="001dc21a"/>
    </style:style>
    <style:style style:name="T76" style:family="text">
      <style:text-properties fo:font-variant="normal" fo:text-transform="none" fo:color="#000000" style:font-name="Arial" fo:font-size="12pt" fo:letter-spacing="normal" fo:font-style="normal" style:text-underline-style="none" fo:font-weight="normal" fo:background-color="#d4d4d4" loext:char-shading-value="0" style:font-size-asian="12pt" style:font-weight-asian="normal" style:font-size-complex="12pt" style:font-weight-complex="normal"/>
    </style:style>
    <style:style style:name="T77" style:family="text">
      <style:text-properties fo:font-variant="normal" fo:text-transform="none" fo:color="#000000" style:font-name="Arial" fo:font-size="12pt" fo:letter-spacing="normal" fo:font-style="normal" style:text-underline-style="none" fo:font-weight="normal" officeooo:rsid="001c8f14" fo:background-color="#d4d4d4" loext:char-shading-value="0" style:font-size-asian="12pt" style:font-weight-asian="normal" style:font-size-complex="12pt" style:font-weight-complex="normal"/>
    </style:style>
    <style:style style:name="T78" style:family="text">
      <style:text-properties fo:font-variant="normal" fo:text-transform="none" fo:color="#000000" style:font-name="Arial" fo:font-size="12pt" fo:letter-spacing="normal" fo:font-style="normal" style:text-underline-style="none" fo:font-weight="bold" officeooo:rsid="001c8f14" fo:background-color="#d4d4d4" loext:char-shading-value="0" style:font-size-asian="12pt" style:font-weight-asian="bold" style:font-size-complex="12pt" style:font-weight-complex="bold"/>
    </style:style>
    <style:style style:name="T79" style:family="text">
      <style:text-properties fo:font-variant="normal" fo:text-transform="none" fo:color="#000000" style:font-name="Courier New" fo:font-size="12pt" fo:letter-spacing="normal" fo:font-style="normal" style:text-underline-style="none" officeooo:rsid="0014338d" fo:background-color="#d4d4d4" loext:char-shading-value="0" style:font-size-asian="12pt" style:font-size-complex="12pt"/>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écification </text:h>
      <text:p text:style-name="P1"/>
      <text:list xml:id="list1554972539075183667" text:style-name="L1">
        <text:list-item>
          <text:p text:style-name="P17">les fréres sont rangés dans l'ordre alphabétique </text:p>
        </text:list-item>
        <text:list-item>
          <text:p text:style-name="P17">on prend pas en compte les casse ==&gt; 'a' = 'A'</text:p>
        </text:list-item>
      </text:list>
      <text:p text:style-name="P1"/>
      <text:list xml:id="list233003116756242" text:continue-numbering="true" text:style-name="L1">
        <text:list-item>
          <text:p text:style-name="P17"><text:s/>la hauteur La hauteur d’un noeud x d'un arbre B est définie par :</text:p>
        </text:list-item>
      </text:list>
      <text:p text:style-name="P1"/>
      <text:p text:style-name="P1"><draw:frame draw:style-name="fr1" draw:name="Cadre2" text:anchor-type="paragraph" svg:width="8.991cm" draw:z-index="2"><draw:text-box fo:min-height="0.041cm"><table:table table:name="Tableau2" table:style-name="Tableau2"><table:table-column table:style-name="Tableau2.A"/><table:table-column table:style-name="Tableau2.B"/><table:table-column table:style-name="Tableau2.C"/><table:table-column table:style-name="Tableau2.D"/><table:table-row><table:table-cell table:style-name="Tableau2.A1" table:number-rows-spanned="2" office:value-type="string"><text:p text:style-name="P6">H(x)=</text:p></table:table-cell><table:table-cell table:style-name="Tableau2.A1" table:number-rows-spanned="2" office:value-type="string"><text:p text:style-name="Table_20_Contents"><draw:frame draw:style-name="fr2" draw:name="Image2" text:anchor-type="as-char" svg:width="0.238cm" svg:height="1.349cm" draw:z-index="3"><draw:image xlink:href="Pictures/1000000000000009000000331BAB0830.png" xlink:type="simple" xlink:show="embed" xlink:actuate="onLoad"/></draw:frame></text:p></table:table-cell><table:table-cell table:style-name="Tableau2.A1" office:value-type="string"><text:p text:style-name="P7">0</text:p></table:table-cell><table:table-cell table:style-name="Tableau2.A1" office:value-type="string"><text:p text:style-name="P8">si <text:span text:style-name="T1">x</text:span> est la racine de <text:span text:style-name="T1">B</text:span></text:p></table:table-cell></table:table-row><table:table-row><table:covered-table-cell/><table:covered-table-cell/><table:table-cell table:style-name="Tableau2.A1" office:value-type="string"><text:p text:style-name="P7">1+H(<text:span text:style-name="T1">y</text:span>)</text:p></table:table-cell><table:table-cell table:style-name="Tableau2.A1" office:value-type="string"><text:p text:style-name="P8">si <text:span text:style-name="T1">y</text:span> est le père de <text:span text:style-name="T1">x</text:span></text:p></table:table-cell></table:table-row></table:table></draw:text-box></draw:frame> <text:s text:c="3"/></text:p>
      <text:p text:style-name="P1"><text:s text:c="3"/></text:p>
      <text:p text:style-name="P1"/>
      <text:p text:style-name="P25">H(B)=max(H(x)) avec x les noeuds de B</text:p>
      <text:p text:style-name="P25"/>
      <text:p text:style-name="P25"/>
      <text:list xml:id="list233004277272108" text:continue-numbering="true" text:style-name="L1">
        <text:list-item>
          <text:p text:style-name="P17">La profondeur moyenne d’un arbre B est définie par :</text:p>
        </text:list-item>
      </text:list>
      <text:p text:style-name="P1"/>
      <text:p text:style-name="P1"><text:s text:c="3"/><text:span text:style-name="T6">PM(B)=LC(B)/T(B)</text:span></text:p>
      <text:p text:style-name="P26"/>
      <text:p text:style-name="P1"><text:s/>avec :</text:p>
      <text:p text:style-name="P1"/>
      <text:p text:style-name="P1"><text:span text:style-name="T2">T(B) </text:span>: <text:s text:c="2"/>La taille d'un arbre B correspond au nombre de ses noeuds, elle est définie par :</text:p>
      <text:p text:style-name="P3"><text:span text:style-name="T1">La taille d'un arbre </text:span><text:span text:style-name="T3">B</text:span> correspond au nombre de ses noeuds, elle est définie par :</text:p>
      <text:p text:style-name="P4"><draw:frame draw:style-name="fr1" draw:name="Cadre1" text:anchor-type="paragraph" svg:width="9.105cm" draw:z-index="0"><draw:text-box fo:min-height="0.041cm"><table:table table:name="Tableau1" table:style-name="Tableau1"><table:table-column table:style-name="Tableau1.A"/><table:table-column table:style-name="Tableau1.B"/><table:table-column table:style-name="Tableau1.C"/><table:table-column table:style-name="Tableau1.D"/><table:table-row><table:table-cell table:style-name="Tableau1.A1" table:number-rows-spanned="2" office:value-type="string"><text:p text:style-name="P6">T(B)=</text:p></table:table-cell><table:table-cell table:style-name="Tableau1.A1" table:number-rows-spanned="2" office:value-type="string"><text:p text:style-name="Table_20_Contents"><draw:frame draw:style-name="fr2" draw:name="Image1" text:anchor-type="as-char" svg:width="0.238cm" svg:height="1.349cm" draw:z-index="1"><draw:image xlink:href="Pictures/1000000000000009000000331BAB0830.png" xlink:type="simple" xlink:show="embed" xlink:actuate="onLoad"/></draw:frame></text:p></table:table-cell><table:table-cell table:style-name="Tableau1.A1" office:value-type="string"><text:p text:style-name="P7">0</text:p></table:table-cell><table:table-cell table:style-name="Tableau1.A1" office:value-type="string"><text:p text:style-name="P8">si <text:span text:style-name="T1">B</text:span> est un arbre vide</text:p></table:table-cell></table:table-row><table:table-row><table:covered-table-cell/><table:covered-table-cell/><table:table-cell table:style-name="Tableau1.A1" office:value-type="string"><text:p text:style-name="P7">1+g(<text:span text:style-name="T1">B</text:span>)+d(<text:span text:style-name="T1">B</text:span>)</text:p></table:table-cell><table:table-cell table:style-name="Tableau1.A1" office:value-type="string"><text:p text:style-name="P8">sinon</text:p></table:table-cell></table:table-row></table:table></draw:text-box></draw:frame></text:p>
      <text:p text:style-name="P1"/>
      <text:p text:style-name="P1"><text:s text:c="3"/></text:p>
      <text:p text:style-name="P1"/>
      <text:p text:style-name="P3"><text:span text:style-name="T1">La longueur de cheminement d’un arbre </text:span><text:span text:style-name="T3">B</text:span> est définie par :</text:p>
      <text:p text:style-name="P5"><text:span text:style-name="T2">LC(B)=ΣH(x)</text:span> avec <text:span text:style-name="T1">x</text:span> les noeuds de <text:span text:style-name="T1">B</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1" text:outline-level="1">primitive briandais</text:h>
      <text:p text:style-name="P1"/>
      <text:list xml:id="list956673025321656946" text:style-name="L2">
        <text:list-item>
          <text:p text:style-name="P9"><text:span text:style-name="T40">NoeudBRD</text:span><text:span text:style-name="T4"> (</text:span><text:span text:style-name="T5">cle</text:span><text:span text:style-name="T4"> : caract, fils : arbreBRD, frère : arbreBRD).</text:span></text:p>
        </text:list-item>
      </text:list>
      <text:p text:style-name="P1"><text:s text:c="2"/><text:tab/> <text:s/>→ retourne un arbre de la Briandais (arbreBRD).</text:p>
      <text:p text:style-name="P1"/>
      <text:list xml:id="list171295046751520903" text:style-name="L12">
        <text:list-item>
          <text:p text:style-name="P15"><text:span text:style-name="T40">NoeudBRD</text:span><text:span text:style-name="T4"> (</text:span><text:span text:style-name="T5">cle</text:span><text:span text:style-name="T4"> : caract).</text:span></text:p>
        </text:list-item>
      </text:list>
      <text:p text:style-name="P16"><text:span text:style-name="T4"><text:tab/>→ retourne un arbre de la Briandais (arbreBRD).</text:span></text:p>
      <text:p text:style-name="P1"><text:s text:c="3"/></text:p>
      <text:list xml:id="list1743006548549141708" text:style-name="L3">
        <text:list-item>
          <text:p text:style-name="P19">videArbreBRD ().</text:p>
        </text:list-item>
      </text:list>
      <text:p text:style-name="P1"><text:s/><text:tab/> <text:s text:c="2"/>→ retourne un arbre de la Briandais vide.</text:p>
      <text:p text:style-name="P1"/>
      <text:list xml:id="list5079104237519209862" text:style-name="L4">
        <text:list-item>
          <text:p text:style-name="P20">constArbreBRD (m : Mot).</text:p>
        </text:list-item>
      </text:list>
      <text:p text:style-name="P1"><text:s/><text:tab/> <text:s text:c="2"/>→ retourne un arbre de la Briandais construit à partir du mot m (BRDtree).</text:p>
      <text:p text:style-name="P1"/>
      <text:list xml:id="list4080198658417769079" text:style-name="L5">
        <text:list-item>
          <text:p text:style-name="P21">estVide()</text:p>
        </text:list-item>
      </text:list>
      <text:p text:style-name="P1"><text:s/><text:tab/> <text:s text:c="2"/>→ retourne un boolean</text:p>
      <text:p text:style-name="P1"/>
      <text:list xml:id="list2824218870666044401" text:style-name="L6">
        <text:list-item>
          <text:p text:style-name="P10"><text:span text:style-name="T4">get</text:span><text:span text:style-name="T5">Cle</text:span><text:span text:style-name="T4">()</text:span></text:p>
        </text:list-item>
      </text:list>
      <text:p text:style-name="P1"><text:tab/> <text:s text:c="3"/>→ retourne elt de la racine </text:p>
      <text:p text:style-name="P1"/>
      <text:list xml:id="list5514092132666757087" text:style-name="L7">
        <text:list-item>
          <text:p text:style-name="P23">getFils ()</text:p>
        </text:list-item>
      </text:list>
      <text:p text:style-name="P2"><text:s text:c="4"/><text:tab/> <text:s/>→ <text:s/><text:span text:style-name="T7">retourne l'</text:span>arbre de la Briandais <text:span text:style-name="T7">fils</text:span></text:p>
      <text:p text:style-name="P2"/>
      <text:list xml:id="list5759793623443994175" text:style-name="L8">
        <text:list-item>
          <text:p text:style-name="P24">getFrere()</text:p>
        </text:list-item>
      </text:list>
      <text:p text:style-name="P2"><text:s text:c="2"/><text:tab/> <text:s text:c="3"/>→ <text:s/><text:span text:style-name="T7">retourne l'</text:span>arbre de la Briandais <text:span text:style-name="T7">frere</text:span></text:p>
      <text:p text:style-name="P2"/>
      <text:list xml:id="list1906054906410795358" text:style-name="L9">
        <text:list-item>
          <text:p text:style-name="P11"><text:span text:style-name="T5">tete</text:span><text:span text:style-name="T4"> (m : Mot).</text:span></text:p>
        </text:list-item>
      </text:list>
      <text:p text:style-name="P1"><text:s text:c="4"/><text:tab/>→ retourne la première lettre du mot m.</text:p>
      <text:p text:style-name="P1"/>
      <text:list xml:id="list7722869668596136436" text:style-name="L10">
        <text:list-item>
          <text:p text:style-name="P12"><text:span text:style-name="T5">reste</text:span><text:span text:style-name="T4"> (m : Mot).</text:span></text:p>
        </text:list-item>
      </text:list>
      <text:p text:style-name="P1"><text:s/><text:tab/> <text:s text:c="2"/>→ retourne le reste des lettres du mot m (tout sauf la première lettr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text:span text:style-name="T9">Fonction </text:span><text:span text:style-name="T8">comptageNil </text:span><text:span text:style-name="T9">(NoeudBRD</text:span><text:span text:style-name="T12"> </text:span><text:span text:style-name="T16">ab</text:span><text:span text:style-name="T17">r)</text:span></text:p>
      <text:p text:style-name="P13"><text:span text:style-name="T22"><text:tab/>si estVide(abr)</text:span></text:p>
      <text:p text:style-name="P30"><text:span text:style-name="T32"><text:tab/><text:tab/></text:span><text:span text:style-name="T33">retourne 1</text:span></text:p>
      <text:p text:style-name="P30"><text:span text:style-name="T22"><text:tab/>retourne comptageNil(abr.getFils()) + <text:tab/><text:tab/><text:tab/><text:tab/><text:tab/><text:tab/><text:tab/><text:tab/><text:tab/><text:tab/><text:tab/>comptageNil(abr.getFrere())</text:span></text:p>
      <text:p text:style-name="P30"><text:span text:style-name="T22"/></text:p>
      <text:p text:style-name="P30"><text:span text:style-name="T22"/></text:p>
      <text:p text:style-name="P50"><text:span text:style-name="T43">fonction de comptage de </text:span><text:span text:style-name="T44">nil</text:span><text:span text:style-name="T71">, on parcours tou</text:span><text:span text:style-name="T75">t</text:span><text:span text:style-name="T71"> l’arbre (dans le pire et le meilleur cas)</text:span></text:p>
      <text:p text:style-name="P50"><text:span text:style-name="T71">soit N </text:span><text:span text:style-name="T72">le nombre de nœud dans l'arbre </text:span><text:span text:style-name="T71">donc </text:span><text:span text:style-name="T75">la</text:span><text:span text:style-name="T71"> </text:span><text:span text:style-name="T73">complexité est en O(N).</text:span></text:p>
      <text:p text:style-name="P30"><text:span text:style-name="T22"/></text:p>
      <text:p text:style-name="P22"><text:span text:style-name="T9">Fonction </text:span><text:span text:style-name="T8">comptage</text:span><text:span text:style-name="T9">Mots</text:span><text:span text:style-name="T8"> </text:span><text:span text:style-name="T9">(NoeudBRD</text:span><text:span text:style-name="T12"> </text:span><text:span text:style-name="T16">ab</text:span><text:span text:style-name="T17">r)</text:span></text:p>
      <text:p text:style-name="P14"><text:span text:style-name="T22"><text:tab/>si estVide(abr)</text:span></text:p>
      <text:p text:style-name="P31"><text:span text:style-name="T32"><text:tab/><text:tab/></text:span><text:span text:style-name="T33">retourne 0</text:span></text:p>
      <text:p text:style-name="P31"><text:span text:style-name="T33"><text:tab/>si abr.getCles() = FIN_MOT</text:span></text:p>
      <text:p text:style-name="P31"><text:span text:style-name="T33"><text:tab/><text:tab/>retourne 1 + </text:span><text:span text:style-name="T11">comptage</text:span><text:span text:style-name="T10">Mots(abr.getFrere())</text:span></text:p>
      <text:p text:style-name="P27"><text:span text:style-name="T23"><text:tab/>retourne </text:span><text:span text:style-name="T24">comptage</text:span><text:span text:style-name="T23">Mots(abr.getFils()) + <text:tab/><text:tab/><text:tab/><text:tab/><text:tab/><text:tab/><text:tab/><text:tab/><text:tab/><text:tab/><text:tab/></text:span><text:span text:style-name="T24">comptage</text:span><text:span text:style-name="T23">Mots(abr.getFrere())</text:span></text:p>
      <text:p text:style-name="P27"><text:span text:style-name="T23"/></text:p>
      <text:p text:style-name="P51"><text:span text:style-name="T43">fonction de comptage de </text:span><text:span text:style-name="T44">mot</text:span><text:span text:style-name="T71">, on parcours tou</text:span><text:span text:style-name="T75">t</text:span><text:span text:style-name="T71"> l’arbre (dans le pire et le meilleur cas)</text:span></text:p>
      <text:p text:style-name="P54"><text:span text:style-name="T46">soit N </text:span><text:span text:style-name="T47">le nombre de nœud dans l'arbre </text:span><text:span text:style-name="T46">donc </text:span><text:span text:style-name="T52">la</text:span><text:span text:style-name="T46"> </text:span><text:span text:style-name="T58">complexité est en O(N)</text:span><text:span text:style-name="T46">.</text:span></text:p>
      <text:p text:style-name="P27"><text:span text:style-name="T23"/></text:p>
      <text:p text:style-name="P27"><text:span text:style-name="T23"/></text:p>
      <text:p text:style-name="P27"><text:span text:style-name="T23">Precondition mot non vide</text:span></text:p>
      <text:p text:style-name="P33"><text:span text:style-name="T25">Fonction prefixe</text:span><text:span text:style-name="T27">BRD</text:span><text:span text:style-name="T26"> </text:span><text:span text:style-name="T25">(NoeudBRD</text:span><text:span text:style-name="T16"> ab</text:span><text:span text:style-name="T17">r, mot :Mot)</text:span></text:p>
      <text:p text:style-name="P32"><text:span text:style-name="T17"><text:tab/>si estVide(abr)</text:span></text:p>
      <text:p text:style-name="P32"><text:span text:style-name="T17"><text:tab/><text:tab/>retourne 0</text:span></text:p>
      <text:p text:style-name="P32"><text:span text:style-name="T17"><text:tab/>si estVide(mot)</text:span></text:p>
      <text:p text:style-name="P32"><text:span text:style-name="T17"><text:tab/><text:tab/>retourne comptageMots(abr)</text:span></text:p>
      <text:p text:style-name="P32"><text:span text:style-name="T17"><text:tab/></text:span></text:p>
      <text:p text:style-name="P32"><text:span text:style-name="T17"><text:tab/>si abr.getCle() = tete(mot)</text:span></text:p>
      <text:p text:style-name="P32"><text:span text:style-name="T17"><text:tab/><text:tab/>retourne prefixe(abr.getFils(), reste(mot))</text:span></text:p>
      <text:p text:style-name="P32"><text:span text:style-name="T17"><text:tab/>si <text:s/>abr.getCle() &lt; tete(mot)</text:span></text:p>
      <text:p text:style-name="P32"><text:span text:style-name="T17"><text:tab/><text:tab/>retourne prefixe(abr.getFrere(), mot)</text:span></text:p>
      <text:p text:style-name="P32"><text:span text:style-name="T17"><text:tab/>sinon</text:span></text:p>
      <text:p text:style-name="P32"><text:span text:style-name="T17"><text:tab/><text:tab/>retourne 0 </text:span></text:p>
      <text:p text:style-name="P32"><text:span text:style-name="T17"/></text:p>
      <text:p text:style-name="P52"><text:span text:style-name="T43">fonction de </text:span><text:span text:style-name="T36">prefixe</text:span><text:span text:style-name="T37">BRD</text:span><text:span text:style-name="T43"> de </text:span><text:span text:style-name="T44">mot</text:span><text:span text:style-name="T55"> </text:span><text:span text:style-name="T56">soit H est hauteur de l'arbre et L la taille de mot.</text:span></text:p>
      <text:p text:style-name="P55"><text:span text:style-name="T57">La recherche de la première lettre de mot dans le pire cas est en H dans l'arbre initial et la deuxième lettre est H-1 car il se fait dans le sous-arbre fils de première lettre ainsi de suite</text:span><text:span text:style-name="T48"> </text:span><text:span text:style-name="T46">jusqu'à la dernière lettre en H-</text:span><text:span text:style-name="T49">(</text:span><text:span text:style-name="T46">L-</text:span><text:span text:style-name="T49">1). Puis on compte le nombre de mot dans le sous-arbre de la dernière lettre soit N le nombre de nœud dans ce sous-arbre, donc la complexité est en</text:span></text:p>
      <text:p text:style-name="P56"><text:span text:style-name="T46">O( H + H-1 + H-2 + … + H-(L-1) + N) =</text:span></text:p>
      <text:p text:style-name="P56"><text:span text:style-name="T62">L*H</text:span><text:span text:style-name="T76"> <text:s/>- </text:span><text:span text:style-name="T77">(1+2+3 +...+L-1) + N</text:span><text:span text:style-name="T78"> <text:s/>= <text:s/>L * H + N – <text:s/>(L* L - L)/2</text:span></text:p>
      <text:p text:style-name="P32"><text:soft-page-break/><text:span text:style-name="T17"/></text:p>
      <text:p text:style-name="P32"><text:span text:style-name="T17"/></text:p>
      <text:p text:style-name="P32"><text:span text:style-name="T17"/></text:p>
      <text:p text:style-name="P32"><text:span text:style-name="T25">Fonction </text:span><text:span text:style-name="T27">rechercheBRD</text:span><text:span text:style-name="T25"> (NoeudBRD</text:span><text:span text:style-name="T17"> abr, mot :Mot)</text:span></text:p>
      <text:p text:style-name="P32"><text:span text:style-name="T17"><text:tab/></text:span></text:p>
      <text:p text:style-name="P32"><text:span text:style-name="T17"><text:tab/>NoeudBRD </text:span><text:span text:style-name="T67">p</text:span><text:span text:style-name="T12"> </text:span><text:span text:style-name="T13">← abr</text:span></text:p>
      <text:p text:style-name="P32"><text:span text:style-name="T13"><text:tab/>tant que p non null et i &lt; taille(mot) faire</text:span></text:p>
      <text:p text:style-name="P32"><text:span text:style-name="T13"><text:tab/><text:tab/>si p.getCle() = mot[i]</text:span></text:p>
      <text:p text:style-name="P32"><text:span text:style-name="T13"><text:tab/><text:tab/><text:tab/>i++</text:span></text:p>
      <text:p text:style-name="P32"><text:span text:style-name="T13"><text:tab/><text:tab/><text:tab/>p ← p.getFils()</text:span></text:p>
      <text:p text:style-name="P34"><text:span text:style-name="T13"><text:tab/><text:tab/>si p.getCle() &lt; mot[i]</text:span></text:p>
      <text:p text:style-name="P34"><text:span text:style-name="T13"><text:tab/><text:tab/><text:tab/>p ← p.getFrere()</text:span></text:p>
      <text:p text:style-name="P34"><text:span text:style-name="T13"><text:tab/><text:tab/>sinon</text:span></text:p>
      <text:p text:style-name="P34"><text:span text:style-name="T13"><text:tab/><text:tab/><text:tab/>retourne false</text:span></text:p>
      <text:p text:style-name="P34"><text:span text:style-name="T13"><text:tab/>si p = null alore retourne false</text:span></text:p>
      <text:p text:style-name="P34"><text:span text:style-name="T13"><text:tab/>retourne true</text:span></text:p>
      <text:p text:style-name="P34"><text:span text:style-name="T13"/></text:p>
      <text:p text:style-name="P42"><text:span text:style-name="T49">la complexité </text:span><text:span text:style-name="T50">de la fonction rechercheBRD est la même que celle de préfixe sans le comptage de mots dans le sous-arbre fils de la dernière lettre dans le pire <text:s/>de cas donc en</text:span></text:p>
      <text:p text:style-name="P47"><text:span text:style-name="T51">O (</text:span><text:span text:style-name="T79"> L * H <text:s/>– <text:s/>(L* L – L)/2 )</text:span></text:p>
      <text:p text:style-name="P47"><text:span text:style-name="T79"/></text:p>
      <text:p text:style-name="P34"><text:span text:style-name="T25">Fonction </text:span><text:span text:style-name="T28">hauteur</text:span><text:span text:style-name="T25"> (NoeudBRD</text:span><text:span text:style-name="T17"> abr)</text:span></text:p>
      <text:p text:style-name="P34"><text:span text:style-name="T17"><text:tab/></text:span><text:span text:style-name="T18">si estVide(abr.getFils()) et estVide(abr.getFrere())</text:span></text:p>
      <text:p text:style-name="P34"><text:span text:style-name="T18"><text:tab/><text:tab/>retourne 0</text:span></text:p>
      <text:p text:style-name="P34"><text:span text:style-name="T18"><text:tab/></text:span></text:p>
      <text:p text:style-name="P34"><text:span text:style-name="T18"><text:tab/>retourne max( hauteur(abr.getFils(), <text:tab/><text:tab/><text:tab/><text:tab/><text:tab/><text:tab/><text:tab/><text:tab/>hauteur(abr.getFrere()) + 1 </text:span></text:p>
      <text:p text:style-name="P34"><text:span text:style-name="T18"/></text:p>
      <text:p text:style-name="P53"><text:span text:style-name="T43">fonction de </text:span><text:span text:style-name="T45">hauteur</text:span><text:span text:style-name="T43"> </text:span><text:span text:style-name="T45">d'arbre</text:span><text:span text:style-name="T71">, on parcours tou</text:span><text:span text:style-name="T74">t </text:span><text:span text:style-name="T71">l’arbre (dans le pire et le meilleur cas)</text:span></text:p>
      <text:p text:style-name="P46"><text:span text:style-name="T63">soit N </text:span><text:span text:style-name="T64">le nombre de nœud dans l'arbre </text:span><text:span text:style-name="T63">donc </text:span><text:span text:style-name="T65">la</text:span><text:span text:style-name="T63"> </text:span><text:span text:style-name="T61">complexité est en O(N).</text:span></text:p>
      <text:p text:style-name="P37"><text:span text:style-name="T18"/></text:p>
      <text:p text:style-name="P28"><text:span text:style-name="T23">Precondition mot non vide</text:span></text:p>
      <text:p text:style-name="P34"><text:span text:style-name="T25">Fonction </text:span><text:span text:style-name="T28">supprimer</text:span><text:span text:style-name="T25">(NoeudBRD</text:span><text:span text:style-name="T16"> ab</text:span><text:span text:style-name="T17">r, mot :Mot)</text:span></text:p>
      <text:p text:style-name="P34"><text:span text:style-name="T17"><text:tab/>si estVide(abr)</text:span></text:p>
      <text:p text:style-name="P34"><text:span text:style-name="T17"><text:tab/><text:tab/>retourne </text:span><text:span text:style-name="T18">abr</text:span></text:p>
      <text:p text:style-name="P34"><text:span text:style-name="T17"><text:tab/>si estVide(mot)</text:span></text:p>
      <text:p text:style-name="P34"><text:span text:style-name="T17"><text:tab/><text:tab/></text:span><text:span text:style-name="T18">si estVide(abr.getFils()) </text:span></text:p>
      <text:p text:style-name="P34"><text:span text:style-name="T17"><text:tab/><text:tab/><text:tab/>retourne </text:span><text:span text:style-name="T18">abr.getFrere()</text:span></text:p>
      <text:p text:style-name="P34"><text:span text:style-name="T18"><text:tab/><text:tab/>retourne abr</text:span></text:p>
      <text:p text:style-name="P34"><text:span text:style-name="T17"><text:tab/></text:span></text:p>
      <text:p text:style-name="P34"><text:span text:style-name="T17"><text:tab/>si abr.getCle() = tete(mot)</text:span></text:p>
      <text:p text:style-name="P34"><text:span text:style-name="T17"><text:tab/><text:tab/></text:span><text:span text:style-name="T18">abr.setFils</text:span><text:span text:style-name="T17">( </text:span><text:span text:style-name="T18">supprimer(</text:span><text:span text:style-name="T17">abr.getFils(), reste(mot)) </text:span><text:span text:style-name="T18">)</text:span></text:p>
      <text:p text:style-name="P35"><text:span text:style-name="T18"><text:tab/><text:tab/></text:span><text:span text:style-name="T17">si estVide(</text:span><text:span text:style-name="T19">abr.getFils()</text:span><text:span text:style-name="T17">)</text:span></text:p>
      <text:p text:style-name="P35"><text:soft-page-break/><text:span text:style-name="T17"><text:tab/><text:tab/><text:tab/></text:span><text:span text:style-name="T19">retourne abr.getFrere()</text:span></text:p>
      <text:p text:style-name="P35"><text:span text:style-name="T19"><text:tab/><text:tab/>retourne abr</text:span></text:p>
      <text:p text:style-name="P35"><text:span text:style-name="T19"/></text:p>
      <text:p text:style-name="P34"><text:span text:style-name="T17"><text:tab/>si <text:s/>abr.getCle() &lt; tete(mot)</text:span></text:p>
      <text:p text:style-name="P35"><text:span text:style-name="T17"><text:tab/><text:tab/></text:span><text:span text:style-name="T19">abr.setFrere</text:span><text:span text:style-name="T17">(</text:span><text:span text:style-name="T18">supprimer</text:span><text:span text:style-name="T19">(</text:span><text:span text:style-name="T17">abr.getFrere(),mot) </text:span><text:span text:style-name="T19">)</text:span></text:p>
      <text:p text:style-name="P35"><text:span text:style-name="T19"><text:tab/></text:span><text:span text:style-name="T17">retourne </text:span><text:span text:style-name="T19">abr</text:span></text:p>
      <text:p text:style-name="P35"><text:span text:style-name="T19"/></text:p>
      <text:p text:style-name="P43"><text:span text:style-name="T49">la complexité </text:span><text:span text:style-name="T50">de la fonction </text:span><text:span text:style-name="T52">supprimer</text:span><text:span text:style-name="T50"> est la même que celle de </text:span><text:span text:style-name="T52">recherche. La suppression consiste à la recherche des lettres et si le mot ne contient pas un préfixe donc remplacer chaque lettre par son nœud frère. Dans le pire de cas la recherche des lettres c'est égale à la hauteur de l'arbre de chaque sous-arbre commençant par la racine donc :</text:span></text:p>
      <text:p text:style-name="P48"><text:span text:style-name="T51">O (</text:span><text:span text:style-name="T79"> L * H <text:s/>– <text:s/>(L* L – L)/2 )</text:span></text:p>
      <text:p text:style-name="P35"><text:span text:style-name="T19"/></text:p>
      <text:p text:style-name="P35"><text:span text:style-name="T19"/></text:p>
      <text:p text:style-name="P29"><text:span text:style-name="T23">Precondition mot non vide</text:span></text:p>
      <text:p text:style-name="P35"><text:span text:style-name="T25">Fonction </text:span><text:span text:style-name="T29">ajouter</text:span><text:span text:style-name="T25">(NoeudBRD</text:span><text:span text:style-name="T16"> ab</text:span><text:span text:style-name="T17">r, mot :Mot)</text:span></text:p>
      <text:p text:style-name="P35"><text:span text:style-name="T17"><text:tab/>si estVide(abr)</text:span></text:p>
      <text:p text:style-name="P35"><text:span text:style-name="T17"><text:tab/><text:tab/>retourne </text:span><text:span text:style-name="T35">constArbreBRD</text:span><text:span text:style-name="T12">(</text:span><text:span text:style-name="T67">m</text:span><text:span text:style-name="T68">ot</text:span><text:span text:style-name="T12">)</text:span></text:p>
      <text:p text:style-name="P35"><text:span text:style-name="T17"><text:tab/>si estVide(mot)</text:span></text:p>
      <text:p text:style-name="P35"><text:span text:style-name="T17"><text:tab/><text:tab/></text:span><text:span text:style-name="T18">si abr.</text:span><text:span text:style-name="T19">getCle(</text:span><text:span text:style-name="T18">) </text:span><text:span text:style-name="T19">= FIN_MOT</text:span></text:p>
      <text:p text:style-name="P35"><text:span text:style-name="T17"><text:tab/><text:tab/><text:tab/>retourne </text:span><text:span text:style-name="T18">abr</text:span></text:p>
      <text:p text:style-name="P35"><text:span text:style-name="T18"><text:tab/><text:tab/>retourne </text:span><text:span text:style-name="T28">NoeudBRD(</text:span><text:span text:style-name="T70">FIN_MOT</text:span><text:span text:style-name="T8">, </text:span><text:span text:style-name="T66">null</text:span><text:span text:style-name="T8">, </text:span><text:span text:style-name="T69">abr</text:span><text:span text:style-name="T8">)</text:span></text:p>
      <text:p text:style-name="P35"><text:span text:style-name="T17"><text:tab/>si abr.getCle() = tete(mot)</text:span></text:p>
      <text:p text:style-name="P35"><text:span text:style-name="T17"><text:tab/><text:tab/></text:span><text:span text:style-name="T18">abr.setFils</text:span><text:span text:style-name="T17">( </text:span><text:span text:style-name="T19">ajouter</text:span><text:span text:style-name="T18">(</text:span><text:span text:style-name="T17">abr.getFils(), reste(mot)) </text:span><text:span text:style-name="T18">)</text:span></text:p>
      <text:p text:style-name="P35"><text:span text:style-name="T19"><text:tab/><text:tab/>retourne abr</text:span></text:p>
      <text:p text:style-name="P35"><text:span text:style-name="T17"><text:tab/>si <text:s/>abr.getCle() </text:span><text:span text:style-name="T19">&lt;</text:span><text:span text:style-name="T17"> tete(mot)</text:span></text:p>
      <text:p text:style-name="P35"><text:span text:style-name="T17"><text:tab/><text:tab/></text:span><text:span text:style-name="T19">abr.setFrere</text:span><text:span text:style-name="T17">(</text:span><text:span text:style-name="T19">ajouter(</text:span><text:span text:style-name="T17">abr.getFrere(),mot) </text:span><text:span text:style-name="T19">)</text:span></text:p>
      <text:p text:style-name="P35"><text:span text:style-name="T19"><text:tab/><text:tab/></text:span><text:span text:style-name="T17">retourne </text:span><text:span text:style-name="T19">abr</text:span></text:p>
      <text:p text:style-name="P35"><text:span text:style-name="T19">retourne NoeudBRD(tete(mot)</text:span><text:span text:style-name="T12">,</text:span><text:span text:style-name="T34">constArbreBRD</text:span><text:span text:style-name="T12">(</text:span><text:span text:style-name="T68">reste(mot)</text:span><text:span text:style-name="T12">, </text:span><text:span text:style-name="T67">abr</text:span><text:span text:style-name="T12">)</text:span></text:p>
      <text:p text:style-name="P35"><text:span text:style-name="T12"/></text:p>
      <text:p text:style-name="P44"><text:span text:style-name="T49">la complexité </text:span><text:span text:style-name="T50">de la fonction </text:span><text:span text:style-name="T53">ajouter</text:span><text:span text:style-name="T50">, </text:span><text:span text:style-name="T53">dans le pire cas on ajoute un mots qui existe déjà ce qui revient à une recherche sans insertion de caractère donc <text:s/></text:span><text:span text:style-name="T49">complexité </text:span><text:span text:style-name="T53">de recherche </text:span></text:p>
      <text:p text:style-name="P49"><text:span text:style-name="T51">O (</text:span><text:span text:style-name="T79"> L * H <text:s/>– <text:s/>(L* L – L)/2 )</text:span></text:p>
      <text:p text:style-name="P35"/>
      <text:p text:style-name="P36"><text:span text:style-name="T25">Fonction </text:span><text:span text:style-name="T31">fusion</text:span><text:span text:style-name="T25">(NoeudBRD</text:span><text:span text:style-name="T19"> </text:span><text:span text:style-name="T20">a</text:span><text:span text:style-name="T17">, </text:span><text:span text:style-name="T25">NoeudBRD </text:span><text:span text:style-name="T30">b</text:span><text:span text:style-name="T17">)</text:span></text:p>
      <text:p text:style-name="P38"><text:span text:style-name="T17"><text:tab/></text:span><text:span text:style-name="T16">si estVide(a) ou a = b</text:span></text:p>
      <text:p text:style-name="P38"><text:span text:style-name="T16"><text:tab/><text:tab/>retourne b</text:span></text:p>
      <text:p text:style-name="P38"><text:span text:style-name="T16"><text:tab/>si estVide(b)</text:span></text:p>
      <text:p text:style-name="P38"><text:span text:style-name="T16"><text:tab/><text:tab/>retourne a</text:span></text:p>
      <text:p text:style-name="P38"><text:span text:style-name="T16"><text:tab/>si a.getCle() = b.getCle()</text:span></text:p>
      <text:p text:style-name="P38"><text:span text:style-name="T16"><text:tab/><text:tab/>a.setFils(fusion(a.getFils(), b.getFils())</text:span></text:p>
      <text:p text:style-name="P38"><text:span text:style-name="T16"><text:tab/><text:tab/>a.setFrere(fusion(a.getFrere(), b.getFrere()) </text:span></text:p>
      <text:p text:style-name="P38"><text:span text:style-name="T16"><text:tab/><text:tab/>retourne a</text:span></text:p>
      <text:p text:style-name="P38"><text:soft-page-break/><text:span text:style-name="T16"><text:tab/>si a.getCle() &gt; b.getCle()</text:span></text:p>
      <text:p text:style-name="P38"><text:span text:style-name="T16"><text:tab/><text:tab/>tmp ← b.getFrere()</text:span></text:p>
      <text:p text:style-name="P38"><text:span text:style-name="T16"><text:tab/><text:tab/>b.setFrere(a)</text:span></text:p>
      <text:p text:style-name="P38"><text:span text:style-name="T16"><text:tab/><text:tab/>a.setFrere(fusion(a.getFrere(), tmp)</text:span></text:p>
      <text:p text:style-name="P38"><text:span text:style-name="T16"><text:tab/><text:tab/>retourne b</text:span></text:p>
      <text:p text:style-name="P38"><text:span text:style-name="T16"><text:tab/>sinon</text:span></text:p>
      <text:p text:style-name="P38"><text:span text:style-name="T16"><text:tab/><text:tab/>si estVide(a.getFrere())</text:span></text:p>
      <text:p text:style-name="P38"><text:span text:style-name="T16"><text:tab/><text:tab/><text:tab/>a.setFrere(b)</text:span></text:p>
      <text:p text:style-name="P38"><text:span text:style-name="T16"><text:tab/><text:tab/><text:tab/>retourne a</text:span></text:p>
      <text:p text:style-name="P38"><text:span text:style-name="T16"><text:tab/><text:tab/>si a.getFrere().getCle() &gt; b.getCle()</text:span></text:p>
      <text:p text:style-name="P38"><text:span text:style-name="T16"><text:tab/><text:tab/><text:tab/>tmp ← b.getFrere()</text:span></text:p>
      <text:p text:style-name="P38"><text:span text:style-name="T16"><text:tab/><text:tab/><text:tab/>b.setFrere(a.getFrere() )</text:span></text:p>
      <text:p text:style-name="P38"><text:span text:style-name="T16"><text:tab/><text:tab/><text:tab/>a.setFrere(b)</text:span></text:p>
      <text:p text:style-name="P38"><text:span text:style-name="T16"><text:tab/><text:tab/><text:tab/>b.setFrere(fusion(a.getFrere(), tmp))</text:span></text:p>
      <text:p text:style-name="P38"><text:span text:style-name="T16"><text:tab/><text:tab/><text:tab/>retourne a</text:span></text:p>
      <text:p text:style-name="P38"><text:span text:style-name="T16"><text:tab/><text:tab/>sinon</text:span></text:p>
      <text:p text:style-name="P38"><text:span text:style-name="T16"><text:tab/><text:tab/><text:tab/>a.setFrere(fusion(a.getFrere(), b))</text:span></text:p>
      <text:p text:style-name="P38"><text:span text:style-name="T16"><text:tab/><text:tab/><text:tab/>retourne a</text:span></text:p>
      <text:p text:style-name="P38"><text:span text:style-name="T16"/></text:p>
      <text:p text:style-name="P44"><text:span text:style-name="T49">la complexité </text:span><text:span text:style-name="T50">de la fonction </text:span><text:span text:style-name="T53">fusion</text:span><text:span text:style-name="T50">, </text:span><text:span text:style-name="T53">dans le pire cas on ajoute un arbre B qui est un sous arbre A, ce qui revient à examiner tout élément de B soit N le nombre de nœud dans B, </text:span><text:span text:style-name="T52">la</text:span><text:span text:style-name="T48"> </text:span><text:span text:style-name="T59">complexité est en O(N)</text:span><text:span text:style-name="T48">.</text:span></text:p>
      <text:p text:style-name="P38"><text:span text:style-name="T16"/></text:p>
      <text:p text:style-name="P38"><text:span text:style-name="T21">Fonction</text:span><text:span text:style-name="T16"> </text:span><text:span text:style-name="T8">trieToBRD</text:span><text:span text:style-name="T12">(ITrieHybride </text:span><text:span text:style-name="T67">a</text:span><text:span text:style-name="T12">)</text:span></text:p>
      <text:p text:style-name="P39"><text:span text:style-name="T12"><text:tab/>si estVide(a) retourne nil</text:span></text:p>
      <text:p text:style-name="P39"><text:span text:style-name="T12"><text:tab/>Noeud root ← </text:span><text:span text:style-name="T39">videArbreBRD</text:span><text:span text:style-name="T38">()</text:span></text:p>
      <text:p text:style-name="P39"><text:span text:style-name="T38"><text:tab/>retourne convert(a, root).getFrere()</text:span></text:p>
      <text:p text:style-name="P39"><text:span text:style-name="T38"/></text:p>
      <text:p text:style-name="P39"><text:span text:style-name="T38">Fonction </text:span><text:span text:style-name="T8">convert</text:span><text:span text:style-name="T12">(ITrieHybride </text:span><text:span text:style-name="T67">a</text:span><text:span text:style-name="T12">, NoeudBRD </text:span><text:span text:style-name="T67">b</text:span><text:span text:style-name="T12">)</text:span></text:p>
      <text:p text:style-name="P39"><text:span text:style-name="T12"><text:tab/>si estVide(a.getFilsInf())</text:span></text:p>
      <text:p text:style-name="P39"><text:span text:style-name="T12"><text:tab/><text:tab/></text:span><text:span text:style-name="T14">b ← convert(a.getFilsInf(), b)</text:span></text:p>
      <text:p text:style-name="P40"><text:span text:style-name="T14"><text:tab/></text:span><text:span text:style-name="T15">NoeudBRD cur ← </text:span><text:span text:style-name="T41">NoeudBRD</text:span><text:span text:style-name="T42">(a.getCaractere())</text:span></text:p>
      <text:p text:style-name="P40"><text:span text:style-name="T42"><text:tab/>cur.setFils(trieToBRD(a.getFilsEqual()))</text:span></text:p>
      <text:p text:style-name="P40"><text:span text:style-name="T42"><text:tab/>b.setFrere(cur)</text:span></text:p>
      <text:p text:style-name="P40"><text:span text:style-name="T14"><text:tab/></text:span></text:p>
      <text:p text:style-name="P40"><text:span text:style-name="T12">si estVide(a.getFils</text:span><text:span text:style-name="T15">Sup</text:span><text:span text:style-name="T12">())</text:span></text:p>
      <text:p text:style-name="P40"><text:span text:style-name="T14"><text:tab/><text:tab/></text:span><text:span text:style-name="T15">cur</text:span><text:span text:style-name="T14"> ← convert(a.getFils</text:span><text:span text:style-name="T15">Sup</text:span><text:span text:style-name="T14">(), </text:span><text:span text:style-name="T15">cur</text:span><text:span text:style-name="T14">)</text:span></text:p>
      <text:p text:style-name="P40"><text:span text:style-name="T14"><text:tab/></text:span><text:span text:style-name="T15">retourne cur</text:span></text:p>
      <text:p text:style-name="P40"><text:span text:style-name="T15"/></text:p>
      <text:p text:style-name="P41"><text:span text:style-name="T12">comme la trie est un arbre de recherche avec 3-lien le parcours infixe donne l'ordre croissant des nœud dans les deux lien d'extrémité puis on affecte récursivement à chaque nœud le conversion de sous-trie filsEqual qui présente un </text:span><text:soft-page-break/><text:span text:style-name="T12">mot. </text:span></text:p>
      <text:p text:style-name="P45"><text:span text:style-name="T53">soit N le nombre de nœud dans </text:span><text:span text:style-name="T54">la trie</text:span><text:span text:style-name="T53">, </text:span><text:span text:style-name="T52">la</text:span><text:span text:style-name="T48"> </text:span><text:span text:style-name="T59">complexité </text:span><text:span text:style-name="T60">étant le parcours de la trie donc </text:span><text:span text:style-name="T59">en O(N)</text:span><text:span text:style-name="T4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SFRM1000" svg:font-family="SFRM1000" style:font-family-generic="roman" style:font-pitch="variable"/>
    <style:font-face style:name="SFTI1000" svg:font-family="SFTI1000"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0T10:12:05.201000000</meta:creation-date>
    <dc:date>2015-12-03T23:30:02.154000000</dc:date>
    <meta:editing-duration>PT39M49S</meta:editing-duration>
    <meta:editing-cycles>7</meta:editing-cycles>
    <meta:generator>LibreOffice/4.4.5.2$Windows_x86 LibreOffice_project/a22f674fd25a3b6f45bdebf25400ed2adff0ff99</meta:generator>
    <meta:document-statistic meta:table-count="2" meta:image-count="2" meta:object-count="0" meta:page-count="7" meta:paragraph-count="182" meta:word-count="1050" meta:character-count="6713" meta:non-whitespace-character-count="5544"/>
  </office:meta>
</office:document-meta>
</file>